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2.452cm"/>
    </style:style>
    <style:style style:name="Tabla1.B" style:family="table-column">
      <style:table-column-properties style:column-width="5.417cm"/>
    </style:style>
    <style:style style:name="Tabla1.C" style:family="table-column">
      <style:table-column-properties style:column-width="9.13cm"/>
    </style:style>
    <style:style style:name="Tabla1.A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able_20_Contents">
      <style:text-properties fo:font-size="2pt" style:font-size-asian="2pt" style:font-size-complex="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span text:style-name="Strong_20_Emphasis">1. Coordinación y coherencia:</text:span></text:h>
      <text:h text:style-name="Heading_20_3" text:outline-level="3">? Cuántico:</text:h>
      <text:list xml:id="list5574284579707710274" text:style-name="L1">
        <text:list-item>
          <text:p text:style-name="P2"><text:span text:style-name="Strong_20_Emphasis">Entrelazamiento cuántico (entanglement):</text:span> dos o más partículas comparten un estado común, de modo que lo que le pasa a una afecta instantáneamente a las otras, sin importar la distancia.</text:p>
        </text:list-item>
      </text:list>
      <text:h text:style-name="Heading_20_3" text:outline-level="3">? Biológico:</text:h>
      <text:list xml:id="list968839012731474978" text:style-name="L2">
        <text:list-item>
          <text:p text:style-name="P3"><text:span text:style-name="Strong_20_Emphasis">Sincronización celular:</text:span> tejidos o sistemas (como las neuronas o células del corazón) pueden sincronizar sus ritmos incluso a distancia, como si compartieran un "estado" de coordinación.</text:p>
        </text:list-item>
        <text:list-item>
          <text:p text:style-name="P3"><text:span text:style-name="Strong_20_Emphasis">Comunicación bioquímica a larga distancia:</text:span> hormonas, neurotransmisores, o incluso señales epigenéticas parecen mantener un estado común o coherente del organismo.</text:p>
        </text:list-item>
      </text:list>
      <text:p text:style-name="Text_20_body">? <text:span text:style-name="Strong_20_Emphasis">Analogía para SQE:</text:span> El entrelazamiento podría entenderse como un principio general de <text:span text:style-name="Strong_20_Emphasis">coherencia relacional</text:span> que adopta distintas formas según la escala: cuántica, celular, fisiológica.</text:p>
      <text:p text:style-name="Horizontal_20_Line"/>
      <text:h text:style-name="Heading_20_2" text:outline-level="2">? <text:span text:style-name="Strong_20_Emphasis">2. Colapso del estado / toma de decisión:</text:span></text:h>
      <text:h text:style-name="Heading_20_3" text:outline-level="3">? Cuántico:</text:h>
      <text:list xml:id="list4341444544033302367" text:style-name="L3">
        <text:list-item>
          <text:p text:style-name="P4"><text:span text:style-name="Strong_20_Emphasis">Colapso de la función de onda:</text:span> una partícula en superposición "elige" un estado al ser medida.</text:p>
        </text:list-item>
      </text:list>
      <text:h text:style-name="Heading_20_3" text:outline-level="3">? Biológico:</text:h>
      <text:list xml:id="list557394167323311976" text:style-name="L4">
        <text:list-item>
          <text:p text:style-name="P5"><text:span text:style-name="Strong_20_Emphasis">Diferenciación celular:</text:span> una célula madre en estado potencial puede “decidir” entre múltiples destinos funcionales.</text:p>
        </text:list-item>
        <text:list-item>
          <text:p text:style-name="P5"><text:span text:style-name="Strong_20_Emphasis">Toma de decisiones en sistemas biológicos:</text:span> sistemas nerviosos, bacterias, o enjambres pueden elegir caminos entre múltiples posibilidades ante estímulos.</text:p>
        </text:list-item>
      </text:list>
      <text:p text:style-name="Text_20_body">? <text:span text:style-name="Strong_20_Emphasis">Analogía para SQE:</text:span> Podría verse el colapso como un <text:span text:style-name="Strong_20_Emphasis">acto de individuación o diferenciación</text:span>, donde un sistema resuelve su ambigüedad potencial en una forma localizada y contextual.</text:p>
      <text:p text:style-name="Horizontal_20_Line"/>
      <text:h text:style-name="Heading_20_2" text:outline-level="2">? <text:span text:style-name="Strong_20_Emphasis">3. Emergencia de estructura:</text:span></text:h>
      <text:h text:style-name="Heading_20_3" text:outline-level="3">? Cuántico:</text:h>
      <text:list xml:id="list6054115490518399099" text:style-name="L5">
        <text:list-item>
          <text:p text:style-name="P6"><text:span text:style-name="Strong_20_Emphasis">Autoorganización cuántica en condensados de Bose-Einstein, fractales de interferencia, simetrías emergentes.</text:span></text:p>
        </text:list-item>
      </text:list>
      <text:h text:style-name="Heading_20_3" text:outline-level="3">? Biológico:</text:h>
      <text:list xml:id="list1902267915243388768" text:style-name="L6">
        <text:list-item>
          <text:p text:style-name="P7"><text:span text:style-name="Strong_20_Emphasis">Morfogénesis:</text:span> la forma corporal emerge de interacciones locales entre células guiadas por <text:soft-page-break/>campos de información (campo morfogenético, gradientes químicos, etc.)</text:p>
        </text:list-item>
      </text:list>
      <text:p text:style-name="Text_20_body">? <text:span text:style-name="Strong_20_Emphasis">Analogía para SQE:</text:span> En ambos casos hay <text:span text:style-name="Strong_20_Emphasis">emergencia de forma a partir de relaciones locales</text:span>, lo que sugiere un “campo de posibilidades” que se despliega de forma autoorganizada.</text:p>
      <text:p text:style-name="Horizontal_20_Line"/>
      <text:h text:style-name="Heading_20_2" text:outline-level="2">? <text:span text:style-name="Strong_20_Emphasis">4. Memoria y retroalimentación:</text:span></text:h>
      <text:h text:style-name="Heading_20_3" text:outline-level="3">? Cuántico:</text:h>
      <text:list xml:id="list1884000622248832435" text:style-name="L7">
        <text:list-item>
          <text:p text:style-name="P8"><text:span text:style-name="Strong_20_Emphasis">Memoria cuántica en sistemas de correlación retardada o retrocausalidad (interpretaciones tipo Cramer, Wheeler-Feynman).</text:span></text:p>
        </text:list-item>
      </text:list>
      <text:h text:style-name="Heading_20_3" text:outline-level="3">? Biológico:</text:h>
      <text:list xml:id="list1523114449577719838" text:style-name="L8">
        <text:list-item>
          <text:p text:style-name="P9"><text:span text:style-name="Strong_20_Emphasis">Epigenética:</text:span> el organismo “recuerda” experiencias pasadas sin cambiar el ADN.</text:p>
        </text:list-item>
        <text:list-item>
          <text:p text:style-name="P9"><text:span text:style-name="Strong_20_Emphasis">Plasticidad neuronal:</text:span> estructuras se modifican con la experiencia.</text:p>
        </text:list-item>
      </text:list>
      <text:p text:style-name="Text_20_body">? <text:span text:style-name="Strong_20_Emphasis">Analogía para SQE:</text:span> La <text:span text:style-name="Strong_20_Emphasis">memoria podría verse como una propiedad general de los sistemas organizados</text:span>, incluso en lo cuántico, donde el pasado deja huella sin necesidad de registros materiales clásicos.</text:p>
      <text:p text:style-name="Horizontal_20_Line"/>
      <text:h text:style-name="Heading_20_2" text:outline-level="2">? <text:span text:style-name="Strong_20_Emphasis">5. Codificación simbólica:</text:span></text:h>
      <text:h text:style-name="Heading_20_3" text:outline-level="3">? Cuántico:</text:h>
      <text:list xml:id="list2542816920506606077" text:style-name="L9">
        <text:list-item>
          <text:p text:style-name="P10"><text:span text:style-name="Strong_20_Emphasis">El espín, el número cuántico, la carga, etc., como “símbolos” portadores de reglas.</text:span></text:p>
        </text:list-item>
      </text:list>
      <text:h text:style-name="Heading_20_3" text:outline-level="3">? Biológico:</text:h>
      <text:list xml:id="list3669417008119091258" text:style-name="L10">
        <text:list-item>
          <text:p text:style-name="P11"><text:span text:style-name="Strong_20_Emphasis">Código genético:</text:span> una secuencia de símbolos determina procesos físicos concretos.</text:p>
        </text:list-item>
      </text:list>
      <text:p text:style-name="Text_20_body">? <text:span text:style-name="Strong_20_Emphasis">Analogía para SQE:</text:span> Ambos sistemas usan <text:span text:style-name="Strong_20_Emphasis">estructuras codificadas que no son simplemente materiales, sino que portan instrucciones</text:span>, lo que permite hablar de <text:span text:style-name="Strong_20_Emphasis">información activa o semiótica</text:span> en la materia.</text:p>
      <text:p text:style-name="Horizontal_20_Line"/>
      <text:h text:style-name="Heading_20_2" text:outline-level="2">? <text:span text:style-name="Strong_20_Emphasis">6. Red y contextualidad:</text:span></text:h>
      <text:h text:style-name="Heading_20_3" text:outline-level="3">? Cuántico:</text:h>
      <text:list xml:id="list9011795757916273019" text:style-name="L11">
        <text:list-item>
          <text:p text:style-name="P12"><text:span text:style-name="Strong_20_Emphasis">Contextualidad cuántica:</text:span> el resultado de una medición depende del conjunto de observables simultáneos.</text:p>
        </text:list-item>
      </text:list>
      <text:h text:style-name="Heading_20_3" text:outline-level="3">? Biológico:</text:h>
      <text:list xml:id="list5392680691949548918" text:style-name="L12">
        <text:list-item>
          <text:p text:style-name="P13"><text:span text:style-name="Strong_20_Emphasis">Contextualidad funcional:</text:span> una molécula puede actuar como señal en un órgano, como inhibidor en otro, y como desecho en otro.</text:p>
        </text:list-item>
      </text:list>
      <text:p text:style-name="Text_20_body"><text:soft-page-break/>? <text:span text:style-name="Strong_20_Emphasis">Analogía para SQE:</text:span> El significado (estado, función, realidad) <text:span text:style-name="Strong_20_Emphasis">no está en el objeto, sino en la red de relaciones en la que se inserta</text:span>. Esto refuerza una visión relacional del universo.</text:p>
      <text:h text:style-name="Heading_20_2" text:outline-level="2">? <text:span text:style-name="Strong_20_Emphasis">7. Procesos celulares mediados por principios cuánticos:</text:span></text:h>
      <text:h text:style-name="Heading_20_3" text:outline-level="3">? Cuántico:</text:h>
      <text:list xml:id="list2983229349754979649" text:style-name="L13">
        <text:list-item>
          <text:p text:style-name="P14"><text:span text:style-name="Strong_20_Emphasis">Espín y transporte de partículas:</text:span> Se ha descubierto que el transporte de protones y electrones en proteínas (como las que generan energía en las mitocondrias) depende del <text:span text:style-name="Strong_20_Emphasis">espín cuántico</text:span>, lo que sugiere una interacción activa entre procesos bioquímicos y propiedades cuánticas fundamentales.</text:p>
        </text:list-item>
      </text:list>
      <text:h text:style-name="Heading_20_3" text:outline-level="3">? Biológico:</text:h>
      <text:list xml:id="list1939626950300438700" text:style-name="L14">
        <text:list-item>
          <text:p text:style-name="P15"><text:span text:style-name="Strong_20_Emphasis">Proteínas y metabolismo:</text:span> Procesos esenciales como la respiración celular y la producción de ATP utilizan proteínas especializadas cuya eficiencia parece depender de propiedades cuánticas (coherencia, espín, tunelado).</text:p>
        </text:list-item>
      </text:list>
      <text:p text:style-name="Text_20_body">? <text:span text:style-name="Strong_20_Emphasis">Analogía para SQE:</text:span> La vida no se construye <text:span text:style-name="Strong_20_Emphasis">a pesar</text:span> de la cuántica, sino <text:span text:style-name="Strong_20_Emphasis">desde</text:span> ella. La SQE puede considerar estos hallazgos como evidencia de que la <text:span text:style-name="Strong_20_Emphasis">estructura cuántica del universo sostiene directamente los procesos vitales</text:span>, y no como meras coincidencias físicas. Lo que llamamos "vida" sería un <text:span text:style-name="Strong_20_Emphasis">modo cuántico-coherente de organización energética</text:span> que se manifiesta desde lo elemental.</text:p>
      <text:p text:style-name="P1">Tenemos tres temas que anlizar dentro del modelo SQE que estamos haciendo en las anteriores charlas. Teoria de gauge, teorema de Coleman-Mandula y comparativa de como la teoria del ensamblaje hace emerger las constantes y como lo hacemos nosotros.</text:p>
      <text:h text:style-name="Heading_20_6" text:outline-level="6">ChatGPT Plus</text:h>
      <text:p text:style-name="Text_20_body">Perfecto. Vamos a organizar el análisis de estos tres temas dentro del marco del modelo <text:span text:style-name="Strong_20_Emphasis">SQE (Superposición, Quantización, Ensamblaje)</text:span> que hemos ido desarrollando en las conversaciones previas. Te propongo abordarlos en tres bloques temáticos interconectados pero bien diferenciados, con una estructura clara para facilitar la integración dentro del modelo. Comenzamos con un esquema inicial de cada uno:</text:p>
      <text:p text:style-name="Horizontal_20_Line"/>
      <text:h text:style-name="Heading_20_3" text:outline-level="3">1. <text:span text:style-name="Strong_20_Emphasis">Teoría de Gauge dentro del marco SQE</text:span></text:h>
      <text:p text:style-name="Text_20_body"><text:span text:style-name="Strong_20_Emphasis">Objetivo</text:span>: Entender cómo las simetrías gauge (locales) encajan en la estructura de ensamblaje de estados y en la emergencia de interacciones en el modelo SQE.</text:p>
      <text:p text:style-name="Text_20_body"><text:span text:style-name="Strong_20_Emphasis">Puntos clave a tratar</text:span>:</text:p>
      <text:list xml:id="list935510042075227865" text:style-name="L15">
        <text:list-item>
          <text:p text:style-name="P16">Las <text:span text:style-name="Strong_20_Emphasis">simetrías gauge</text:span> como redundancias que aparecen al describir un sistema con grados de libertad ensamblados (ej: campo + referencia local).</text:p>
        </text:list-item>
        <text:list-item>
          <text:p text:style-name="P16">En SQE, el <text:span text:style-name="Strong_20_Emphasis">ensamblaje de estados cuánticos locales</text:span> da lugar a relaciones no triviales que se parecen a una conexión gauge: lo que parece una interacción es en realidad un patrón de ensamblaje condicionado.</text:p>
        </text:list-item>
        <text:list-item>
          <text:p text:style-name="P16">La <text:span text:style-name="Strong_20_Emphasis">curvatura de la conexión gauge</text:span> (el campo de fuerza) podría interpretarse como el <text:span text:style-name="Strong_20_Emphasis">desfase o incompatibilidad</text:span> entre ensamblajes locales.</text:p>
        </text:list-item>
        <text:list-item>
          <text:p text:style-name="P16">Analizar cómo el <text:span text:style-name="Strong_20_Emphasis">campo electromagnético</text:span> o el <text:span text:style-name="Strong_20_Emphasis">campo de Yang-Mills</text:span> emergen como medidas de no-conmutatividad o desajuste de fases entre ensamblajes locales.</text:p>
        </text:list-item>
        <text:list-item>
          <text:p text:style-name="P16">El entrelazamiento como fondo físico que da lugar a la necesidad de una descripción gauge al querer preservar coherencia entre subsistemas.</text:p>
        </text:list-item>
      </text:list>
      <text:p text:style-name="Text_20_body"><text:span text:style-name="Strong_20_Emphasis">Pregunta para profundizar</text:span>:<text:line-break/>¿Es la simetría gauge una manifestación de la libertad de ensamblaje relativa entre estados cuánticos locales?</text:p>
      <text:p text:style-name="Horizontal_20_Line"/>
      <text:h text:style-name="Heading_20_3" text:outline-level="3">2. <text:span text:style-name="Strong_20_Emphasis">Teorema de Coleman-Mandula y la estructura del espacio emergente</text:span></text:h>
      <text:p text:style-name="Text_20_body"><text:span text:style-name="Strong_20_Emphasis">Objetivo</text:span>: Examinar cómo el teorema que restringe la simetría de las teorías cuánticas relativistas se conecta o contrasta con el enfoque emergente del modelo SQE.</text:p>
      <text:p text:style-name="Text_20_body"><text:span text:style-name="Strong_20_Emphasis">Resumen del teorema</text:span>:</text:p>
      <text:list xml:id="list3720031716938415950" text:style-name="L16">
        <text:list-item>
          <text:p text:style-name="P17">En teorías de campo cuánticas relativistas con interacciones no triviales y un espectro discreto, <text:span text:style-name="Strong_20_Emphasis">las simetrías de espacio-tiempo no pueden mezclarse no trivialmente con las internas</text:span>, salvo en extensiones supersimétricas (Wess-Zumino, Haag-Lopuszanski-Sohnius).</text:p>
        </text:list-item>
      </text:list>
      <text:p text:style-name="Text_20_body"><text:span text:style-name="Strong_20_Emphasis">Enfoque desde SQE</text:span>:</text:p>
      <text:list xml:id="list3721462705014245733" text:style-name="L17">
        <text:list-item>
          <text:p text:style-name="P18">En el modelo SQE, el <text:span text:style-name="Strong_20_Emphasis">espacio-tiempo no es fundamental</text:span>, sino que <text:span text:style-name="Strong_20_Emphasis">emerge</text:span> de relaciones de ensamblaje cuántico.</text:p>
        </text:list-item>
        <text:list-item>
          <text:p text:style-name="P18">Esto podría invalidar las premisas del teorema de Coleman-Mandula, que presupone un <text:soft-page-break/>fondo espacio-temporal fijo y partículas como representaciones irreducibles del grupo de Poincaré.</text:p>
        </text:list-item>
        <text:list-item>
          <text:p text:style-name="P18">Si las constantes (como masa o carga) <text:span text:style-name="Strong_20_Emphasis">emergen del patrón de ensamblaje</text:span>, entonces las "simetrías internas" no están fijadas a priori, sino que se organizan conjuntamente con la "geometría".</text:p>
        </text:list-item>
        <text:list-item>
          <text:p text:style-name="P18">¿Esto abre la puerta a <text:span text:style-name="Strong_20_Emphasis">mezclas no triviales</text:span> entre simetrías internas y espaciotemporales, de modo distinto a la supersimetría?</text:p>
        </text:list-item>
      </text:list>
      <text:p text:style-name="Text_20_body"><text:span text:style-name="Strong_20_Emphasis">Hipótesis alternativa desde SQE</text:span>:<text:line-break/>La <text:span text:style-name="Emphasis">no mezcla</text:span> entre simetrías internas y externas es una propiedad de sistemas donde los ensamblajes son rígidos. En modelos más fundamentales donde el ensamblaje determina tanto el espacio como los valores efectivos de carga o masa, podrían surgir simetrías compuestas más allá del teorema.</text:p>
      <text:p text:style-name="Horizontal_20_Line"/>
      <text:h text:style-name="Heading_20_3" text:outline-level="3">3. <text:span text:style-name="Strong_20_Emphasis">Comparativa: Emergencia de constantes físicas en teoría del ensamblaje vs modelo SQE</text:span></text:h>
      <text:p text:style-name="Text_20_body"><text:span text:style-name="Strong_20_Emphasis">Objetivo</text:span>: Contrastar cómo surgen las constantes fundamentales (masa, carga, c, ℏ, G...) en la teoría del ensamblaje clásico y en el enfoque SQE.</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Aspecto</text:p>
            </table:table-cell>
            <table:table-cell table:style-name="Tabla1.A1" office:value-type="string">
              <text:p text:style-name="Table_20_Heading">Teoría del Ensamblaje (Clásica o Relacional)</text:p>
            </table:table-cell>
            <table:table-cell table:style-name="Tabla1.A1" office:value-type="string">
              <text:p text:style-name="Table_20_Heading">Modelo SQE</text:p>
            </table:table-cell>
          </table:table-row>
        </table:table-header-rows>
        <table:table-row>
          <table:table-cell table:style-name="Tabla1.A1" office:value-type="string">
            <text:p text:style-name="Table_20_Contents"><text:span text:style-name="Strong_20_Emphasis">Constantes físicas</text:span></text:p>
          </table:table-cell>
          <table:table-cell table:style-name="Tabla1.A1" office:value-type="string">
            <text:p text:style-name="Table_20_Contents">Son propiedades emergentes de configuraciones relacionales entre sistemas (ej. Barbour, Rovelli)</text:p>
          </table:table-cell>
          <table:table-cell table:style-name="Tabla1.A1" office:value-type="string">
            <text:p text:style-name="Table_20_Contents">Son parámetros derivados de patrones de superposición y ensamblaje coherente entre subsistemas</text:p>
          </table:table-cell>
        </table:table-row>
        <table:table-row>
          <table:table-cell table:style-name="Tabla1.A1" office:value-type="string">
            <text:p text:style-name="Table_20_Contents"><text:span text:style-name="Strong_20_Emphasis">Espacio y tiempo</text:span></text:p>
          </table:table-cell>
          <table:table-cell table:style-name="Tabla1.A1" office:value-type="string">
            <text:p text:style-name="Table_20_Contents">Emergen como relaciones entre sistemas sin fondo absoluto</text:p>
          </table:table-cell>
          <table:table-cell table:style-name="Tabla1.A1" office:value-type="string">
            <text:p text:style-name="Table_20_Contents">Emergen como patrones de correlación y sincronización entre ensamblajes cuánticos</text:p>
          </table:table-cell>
        </table:table-row>
        <table:table-row>
          <table:table-cell table:style-name="Tabla1.A1" office:value-type="string">
            <text:p text:style-name="Table_20_Contents"><text:span text:style-name="Strong_20_Emphasis">Masa/carga</text:span></text:p>
          </table:table-cell>
          <table:table-cell table:style-name="Tabla1.A1" office:value-type="string">
            <text:p text:style-name="Table_20_Contents">Atributos efectivos de nodos relacionales o simetrías internas</text:p>
          </table:table-cell>
          <table:table-cell table:style-name="Tabla1.A1" office:value-type="string">
            <text:p text:style-name="Table_20_Contents">Resultados de la capacidad de un sistema de <text:span text:style-name="Emphasis">sostener</text:span> o <text:span text:style-name="Emphasis">deformar</text:span> el ensamblaje cuántico coherente local</text:p>
          </table:table-cell>
        </table:table-row>
        <table:table-row>
          <table:table-cell table:style-name="Tabla1.A1" office:value-type="string">
            <text:p text:style-name="Table_20_Contents"><text:span text:style-name="Strong_20_Emphasis">c, ℏ, G</text:span></text:p>
          </table:table-cell>
          <table:table-cell table:style-name="Tabla1.A1" office:value-type="string">
            <text:p text:style-name="Table_20_Contents">Se mantienen como constantes externas en muchos casos</text:p>
          </table:table-cell>
          <table:table-cell table:style-name="Tabla1.A1" office:value-type="string">
            <text:p text:style-name="Table_20_Contents">Son límites de transformaciones entre dominios del ensamblaje (ej. ℏ como escala de coherencia, G como acoplamiento del ensamblaje gravitatorio, c como velocidad de propagación de ensamblaje coherente)</text:p>
          </table:table-cell>
        </table:table-row>
        <table:table-row>
          <table:table-cell table:style-name="Tabla1.A1" office:value-type="string">
            <text:p text:style-name="Table_20_Contents"><text:span text:style-name="Strong_20_Emphasis">Ventaja SQE</text:span></text:p>
          </table:table-cell>
          <table:table-cell table:style-name="Tabla1.A1" office:value-type="string">
            <text:p text:style-name="Table_20_Contents">Incluye superposición, decoherencia, y puede describir fases del ensamblaje más allá del clásico</text:p>
          </table:table-cell>
          <table:table-cell table:style-name="Tabla1.A1" office:value-type="string">
            <text:p text:style-name="P19"/>
          </table:table-cell>
        </table:table-row>
      </table:table>
      <text:p text:style-name="Text_20_body"><text:span text:style-name="Strong_20_Emphasis">Pregunta guía</text:span>:<text:line-break/>¿Podemos reinterpretar todas las constantes como <text:span text:style-name="Strong_20_Emphasis">modos de ensamblaje cuántico</text:span>, y no como propiedades de "cosas"?</text:p>
      <text:p text:style-name="Horizontal_20_Line"/>
      <text:h text:style-name="Heading_20_3" text:outline-level="3">¿Cómo seguimos?</text:h>
      <text:p text:style-name="Text_20_body">Puedo redactar los tres análisis en formato unificado, integrándolos en un solo documento <text:soft-page-break/>conceptual, o desarrollarlos por separado si prefieres ir tema por tema. También podemos generar representaciones visuales para ilustrar cómo las simetrías emergen del ensamblaje, o cómo se descompone el espacio-tiempo en términos de relaciones cuánticas.</text:p>
      <text:p text:style-name="Text_20_body">¿Te gustaría que desarrolle ya el primer bloque (Gauge), o prefieres pulir primero este esquema general?</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4</meta:editing-cycles>
    <meta:generator>OpenOffice/4.1.15$Win32 OpenOffice.org_project/4115m2$Build-9813</meta:generator>
    <dc:date>2025-05-31T22:12:24.91</dc:date>
    <dc:creator>Lefuan </dc:creator>
    <meta:document-statistic meta:table-count="1" meta:image-count="0" meta:object-count="0" meta:page-count="6" meta:paragraph-count="90" meta:word-count="1379" meta:character-count="9307"/>
    <meta:user-defined meta:name="Info 1"/>
    <meta:user-defined meta:name="Info 2"/>
    <meta:user-defined meta:name="Info 3"/>
    <meta:user-defined meta:name="Info 4"/>
  </office:meta>
</office:document-meta>
</file>